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333333" style:font-name="Helvetica Neue" fo:font-size="12pt" fo:letter-spacing="normal" fo:font-style="normal" fo:font-weight="normal"/>
    </style:style>
    <style:style style:name="P2" style:family="paragraph" style:parent-style-name="Heading_20_3">
      <style:paragraph-properties fo:margin-left="0cm" fo:margin-right="0cm" fo:margin-top="0cm" fo:margin-bottom="0cm" loext:contextual-spacing="false" fo:line-height="110%" fo:orphans="2" fo:widows="2" fo:text-indent="0cm" style:auto-text-indent="false"/>
      <style:text-properties fo:font-variant="normal" fo:text-transform="none" fo:color="#333333" style:font-name="Helvetica Neue" fo:font-size="12pt" fo:letter-spacing="normal" fo:font-style="normal" fo:font-weight="bold"/>
    </style:style>
    <style:style style:name="P3" style:family="paragraph" style:parent-style-name="Heading_20_2">
      <style:text-properties fo:font-variant="normal" fo:text-transform="none" fo:color="#333333" style:font-name="Helvetica Neue" fo:font-size="15pt" fo:letter-spacing="normal" fo:font-style="normal" fo:font-weight="bold"/>
    </style:style>
    <style:style style:name="T1" style:family="text">
      <style:text-properties fo:background-color="#ffffee" loext:char-shading-value="0"/>
    </style:style>
    <style:style style:name="T2" style:family="text">
      <style:text-properties officeooo:rsid="0004674b" fo:background-color="#ffffee" loext:char-shading-value="0"/>
    </style:style>
    <style:style style:name="T3" style:family="text">
      <style:text-properties officeooo:rsid="0004674b"/>
    </style:style>
    <style:style style:name="T4" style:family="text">
      <style:text-properties officeooo:rsid="000559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Disclaimer for <text:span text:style-name="T3">CV Pierre Monvoisin</text:span></text:h>
      <text:p text:style-name="P1">If you require any more information or have any questions about our site's disclaimer, please feel free to contact us by email at <text:span text:style-name="T2">pierre.monvoisin@gmail.com</text:span>.</text:p>
      <text:h text:style-name="P2" text:outline-level="3">Disclaimers for <text:span text:style-name="T2">Cv Pierre Monvoisin</text:span></text:h>
      <text:p text:style-name="P1">All the information on this website is published in good faith and for general information purpose only. *<text:span text:style-name="T2">URL* </text:span>does not make any warranties about the completeness, reliability and accuracy of this information. Any action you take upon the information you find on this website, is strictly at your own risk. *<text:span text:style-name="T3">URL*</text:span> will not be liable for any losses and/or damages in connection with the use of <text:span text:style-name="T3">my</text:span> website.</text:p>
      <text:p text:style-name="P1">From <text:span text:style-name="T3">my resume</text:span>, you can visit other websites by following hyperlinks to such external sites. While <text:span text:style-name="T4">I</text:span> strive to provide only quality links to useful and ethical websites, <text:span text:style-name="T4">I</text:span> have no control over the content and nature of these sites. These links to other websites do not imply a recommendation for all the content found on these sites. Site owners and content may change without notice and may occur before we have the opportunity to remove a link which may have gone ‘bad'.</text:p>
      <text:p text:style-name="P1">Please be also aware that when you leave <text:span text:style-name="T4">my</text:span> website, other sites may have different privacy policies and terms which are beyond our control. Please be sure to check the Privacy Policies of these sites as well as their "Terms of Service" before engaging in any business or uploading any information.</text:p>
      <text:h text:style-name="P2" text:outline-level="3">Consent</text:h>
      <text:p text:style-name="P1">By using <text:span text:style-name="T4">my</text:span> website, you hereby consent to <text:span text:style-name="T4">this</text:span> disclaimer and agree to its terms.</text:p>
      <text:h text:style-name="P2" text:outline-level="3">Update</text:h>
      <text:p text:style-name="P1">Should <text:span text:style-name="T4">I</text:span> update, amend or make any changes to this document, those changes will be prominently posted he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1:10:05.085072606</meta:creation-date>
    <dc:date>2019-10-18T11:20:57.088274342</dc:date>
    <meta:editing-duration>PT10M55S</meta:editing-duration>
    <meta:editing-cycles>2</meta:editing-cycles>
    <meta:generator>LibreOffice/6.0.7.3$Linux_X86_64 LibreOffice_project/00m0$Build-3</meta:generator>
    <meta:document-statistic meta:table-count="0" meta:image-count="0" meta:object-count="0" meta:page-count="1" meta:paragraph-count="10" meta:word-count="271" meta:character-count="1601" meta:non-whitespace-character-count="1340"/>
  </office:meta>
</office:document-meta>
</file>